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s an AI language model, I'm unable to create or sketch visual designs directly. However, I can provide you with a description of a paper prototype for the main screen of the embedded application based on the data priorities you mentioned.</text:p>
      <text:p text:style-name="Standard"/>
      <text:p text:style-name="Standard">**Title: Kiva Mobile App (Embedded Version)**</text:p>
      <text:p text:style-name="Standard"/>
      <text:p text:style-name="Standard">**Main Screen:**</text:p>
      <text:p text:style-name="Standard">- Top Bar: A simple top bar with the Kiva logo and user account information.</text:p>
      <text:p text:style-name="Standard">- Navigation Menu: A vertical navigation menu on the left side with options like "Home," "Borrow," "Lend," "Payments," and "Settings."</text:p>
      <text:p text:style-name="Standard">- Home Section: The central part of the screen will show the "Home" section.</text:p>
      <text:p text:style-name="Standard">- Borrower/Lender Switch: At the top of the Home section, there will be a toggle switch to switch between "Borrower" and "Lender" views.</text:p>
      <text:p text:style-name="Standard">- Borrower View:</text:p>
      <text:p text:style-name="Standard"><text:s text:c="2"/>- Information: A section displaying information about Kiva and the borrowing process. It will include details like "How Kiva Works," "Borrowing Steps," and "Repayment Information."</text:p>
      <text:p text:style-name="Standard"><text:s text:c="2"/>- Loan Request: A "Request Loan" button will allow borrowers to initiate the loan application process.</text:p>
      <text:p text:style-name="Standard"><text:s text:c="2"/>- Loan Status: Borrowers can view the status of their current loan application or active loan (if any).</text:p>
      <text:p text:style-name="Standard"><text:s text:c="2"/>- Repayment Tracker: A section showing the progress of their loan payback process, including remaining amount, due dates, and payment history.</text:p>
      <text:p text:style-name="Standard">- Lender View:</text:p>
      <text:p text:style-name="Standard"><text:s text:c="2"/>- Loan Requests: A section displaying borrower loan requests with essential details like loan amount, purpose, and repayment term.</text:p>
      <text:p text:style-name="Standard"><text:s text:c="2"/>- Lending Analysis: A subsection displaying the lender's lending data, including total lent funds, number of loans, and average repayment rate.</text:p>
      <text:p text:style-name="Standard"><text:s text:c="2"/>- Payment Tracking: A section showing the lender's active loans, repayment history, and upcoming payments.</text:p>
      <text:p text:style-name="Standard">- Cloud Sync Button: A clickable button to sync data with the cloud application for both borrower and lender views.</text:p>
      <text:p text:style-name="Standard">- Footer: A footer section with links to "About Kiva," "Privacy Policy," and "Contact."</text:p>
      <text:p text:style-name="Standard"/>
      <text:p text:style-name="Standard">**User Interaction:**</text:p>
      <text:p text:style-name="Standard">- Users can click on the navigation menu items to switch between different sections (Home, Borrow, Lend, Payments, Settings).</text:p>
      <text:p text:style-name="Standard">- In the Borrower View, users can click on the "Request Loan" button to initiate the loan application process.</text:p>
      <text:p text:style-name="Standard">- In the Lender View, users can click on individual loan requests to view more details and choose to fund them.</text:p>
      <text:p text:style-name="Standard">- Users can toggle the Borrower/Lender switch to switch between the two views.</text:p>
      <text:p text:style-name="Standard"/>
      <text:p text:style-name="Standard">**Design Guidelines:**</text:p>
      <text:p text:style-name="Standard">- Use a clean and simple design with a clear visual hierarchy to highlight essential information.</text:p>
      <text:p text:style-name="Standard">- Utilize easy-to-read fonts and appropriate font sizes to ensure readability on a small flip-phone screen.</text:p>
      <text:p text:style-name="Standard">- Maintain a consistent color scheme to make the UI visually appealing and intuitive.</text:p>
      <text:p text:style-name="Standard">- Ensure the clickable buttons are visually distinct and follow conventional button design guidelines (e.g., raised appearance, changing color when clicked).</text:p>
      <text:p text:style-name="Standard">- Consider mobile-friendly design principles, such as touch-friendly button sizes and adequate spacing between elements.</text:p>
      <text:p text:style-name="Standard"/>
      <text:p text:style-name="Standard"><text:soft-page-break/>Remember that this is just a description of the paper prototype. To create the actual sketch, you can use pen and paper or any prototyping tool like Sketch, Figma, or Adobe XD, and translate the above description into a visual design that adheres to the mentioned guidelines. Always keep the end-users in mind and strive to create an intuitive and user-friendly experie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2:40:31.294403179</meta:creation-date>
    <dc:date>2023-08-02T12:41:08.055755092</dc:date>
    <meta:editing-duration>PT37S</meta:editing-duration>
    <meta:editing-cycles>1</meta:editing-cycles>
    <meta:document-statistic meta:table-count="0" meta:image-count="0" meta:object-count="0" meta:page-count="2" meta:paragraph-count="30" meta:word-count="516" meta:character-count="3280" meta:non-whitespace-character-count="2780"/>
    <meta:generator>LibreOffice/7.3.7.2$Linux_X86_64 LibreOffice_project/30$Build-2</meta:generator>
  </office:meta>
</office:document-meta>
</file>